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Input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MinX</text:p>
          </table:table-cell>
          <table:table-cell table:style-name="ce1" office:value-type="string">
            <text:p>MinY</text:p>
          </table:table-cell>
          <table:table-cell table:style-name="ce1" office:value-type="string">
            <text:p>MinZ</text:p>
          </table:table-cell>
          <table:table-cell table:style-name="ce1" office:value-type="string">
            <text:p>MaxX</text:p>
          </table:table-cell>
          <table:table-cell table:style-name="ce1" office:value-type="string">
            <text:p>MaxY</text:p>
          </table:table-cell>
          <table:table-cell table:style-name="ce1" office:value-type="string">
            <text:p>MaxZ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Achenar</text:p>
          </table:table-cell>
          <table:table-cell table:number-columns-repeated="2" office:value-type="float" office:value="-500000">
            <text:p>-500000</text:p>
          </table:table-cell>
          <table:table-cell office:value-type="float" office:value="-25000">
            <text:p>-25000</text:p>
          </table:table-cell>
          <table:table-cell table:number-columns-repeated="2" office:value-type="float" office:value="500000">
            <text:p>500000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string">
            <text:p>Adriel Prime</text:p>
          </table:table-cell>
          <table:table-cell office:value-type="float" office:value="-175000">
            <text:p>-175000</text:p>
          </table:table-cell>
          <table:table-cell office:value-type="float" office:value="-100000">
            <text:p>-100000</text:p>
          </table:table-cell>
          <table:table-cell office:value-type="float" office:value="-25000">
            <text:p>-25000</text:p>
          </table:table-cell>
          <table:table-cell office:value-type="float" office:value="175000">
            <text:p>175000</text:p>
          </table:table-cell>
          <table:table-cell office:value-type="float" office:value="100000">
            <text:p>100000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string">
            <text:p>Aganju</text:p>
          </table:table-cell>
          <table:table-cell office:value-type="float" office:value="-45000">
            <text:p>-45000</text:p>
          </table:table-cell>
          <table:table-cell office:value-type="float" office:value="-75000">
            <text:p>-75000</text:p>
          </table:table-cell>
          <table:table-cell office:value-type="float" office:value="-50000">
            <text:p>-50000</text:p>
          </table:table-cell>
          <table:table-cell office:value-type="float" office:value="153000">
            <text:p>153000</text:p>
          </table:table-cell>
          <table:table-cell office:value-type="float" office:value="110000">
            <text:p>11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Akerons Gate</text:p>
          </table:table-cell>
          <table:table-cell office:value-type="float" office:value="-102500">
            <text:p>-102500</text:p>
          </table:table-cell>
          <table:table-cell office:value-type="float" office:value="-175000">
            <text:p>-175000</text:p>
          </table:table-cell>
          <table:table-cell office:value-type="float" office:value="-50000">
            <text:p>-50000</text:p>
          </table:table-cell>
          <table:table-cell office:value-type="float" office:value="102500">
            <text:p>102500</text:p>
          </table:table-cell>
          <table:table-cell office:value-type="float" office:value="175000">
            <text:p>175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Altair III</text:p>
          </table:table-cell>
          <table:table-cell office:value-type="float" office:value="-300000">
            <text:p>-300000</text:p>
          </table:table-cell>
          <table:table-cell office:value-type="float" office:value="-200000">
            <text:p>-200000</text:p>
          </table:table-cell>
          <table:table-cell office:value-type="float" office:value="-25000">
            <text:p>-25000</text:p>
          </table:table-cell>
          <table:table-cell office:value-type="float" office:value="300000">
            <text:p>300000</text:p>
          </table:table-cell>
          <table:table-cell office:value-type="float" office:value="200000">
            <text:p>200000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string">
            <text:p>Antares Frontier</text:p>
          </table:table-cell>
          <table:table-cell office:value-type="float" office:value="-130000">
            <text:p>-130000</text:p>
          </table:table-cell>
          <table:table-cell office:value-type="float" office:value="-135000">
            <text:p>-135000</text:p>
          </table:table-cell>
          <table:table-cell office:value-type="float" office:value="-50000">
            <text:p>-50000</text:p>
          </table:table-cell>
          <table:table-cell office:value-type="float" office:value="130000">
            <text:p>130000</text:p>
          </table:table-cell>
          <table:table-cell office:value-type="float" office:value="135000">
            <text:p>135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Aragoth Prime</text:p>
          </table:table-cell>
          <table:table-cell office:value-type="float" office:value="-341500">
            <text:p>-341500</text:p>
          </table:table-cell>
          <table:table-cell office:value-type="float" office:value="-235000">
            <text:p>-235000</text:p>
          </table:table-cell>
          <table:table-cell office:value-type="float" office:value="-50000">
            <text:p>-50000</text:p>
          </table:table-cell>
          <table:table-cell office:value-type="float" office:value="341500">
            <text:p>341500</text:p>
          </table:table-cell>
          <table:table-cell office:value-type="float" office:value="235000">
            <text:p>235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Arduinne</text:p>
          </table:table-cell>
          <table:table-cell office:value-type="float" office:value="-375000">
            <text:p>-375000</text:p>
          </table:table-cell>
          <table:table-cell office:value-type="float" office:value="-325000">
            <text:p>-325000</text:p>
          </table:table-cell>
          <table:table-cell office:value-type="float" office:value="-50000">
            <text:p>-50000</text:p>
          </table:table-cell>
          <table:table-cell office:value-type="float" office:value="375000">
            <text:p>375000</text:p>
          </table:table-cell>
          <table:table-cell office:value-type="float" office:value="325000">
            <text:p>325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Arduinne Gas Cloud</text:p>
          </table:table-cell>
          <table:table-cell table:number-columns-repeated="2" office:value-type="float" office:value="-40000">
            <text:p>-40000</text:p>
          </table:table-cell>
          <table:table-cell office:value-type="float" office:value="-50000">
            <text:p>-50000</text:p>
          </table:table-cell>
          <table:table-cell table:number-columns-repeated="2" office:value-type="float" office:value="40000">
            <text:p>4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Ardus</text:p>
          </table:table-cell>
          <table:table-cell table:number-columns-repeated="2" office:value-type="float" office:value="-155000">
            <text:p>-155000</text:p>
          </table:table-cell>
          <table:table-cell office:value-type="float" office:value="-50000">
            <text:p>-50000</text:p>
          </table:table-cell>
          <table:table-cell table:number-columns-repeated="2" office:value-type="float" office:value="310000">
            <text:p>31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Ashlan\'s Veil</text:p>
          </table:table-cell>
          <table:table-cell table:number-columns-repeated="2" office:value-type="float" office:value="-500000">
            <text:p>-500000</text:p>
          </table:table-cell>
          <table:table-cell office:value-type="float" office:value="-25000">
            <text:p>-25000</text:p>
          </table:table-cell>
          <table:table-cell table:number-columns-repeated="2" office:value-type="float" office:value="500000">
            <text:p>500000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string">
            <text:p>Asteroid Belt Alpha</text:p>
          </table:table-cell>
          <table:table-cell office:value-type="float" office:value="-210000">
            <text:p>-210000</text:p>
          </table:table-cell>
          <table:table-cell office:value-type="float" office:value="-180000">
            <text:p>-180000</text:p>
          </table:table-cell>
          <table:table-cell office:value-type="float" office:value="-50000">
            <text:p>-50000</text:p>
          </table:table-cell>
          <table:table-cell office:value-type="float" office:value="450000">
            <text:p>450000</text:p>
          </table:table-cell>
          <table:table-cell office:value-type="float" office:value="370000">
            <text:p>37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Asteroid Belt Beta</text:p>
          </table:table-cell>
          <table:table-cell table:number-columns-repeated="2" office:value-type="float" office:value="-175000">
            <text:p>-175000</text:p>
          </table:table-cell>
          <table:table-cell office:value-type="float" office:value="-50000">
            <text:p>-50000</text:p>
          </table:table-cell>
          <table:table-cell table:number-columns-repeated="2" office:value-type="float" office:value="350000">
            <text:p>35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Asteroid Belt Gamma</text:p>
          </table:table-cell>
          <table:table-cell office:value-type="float" office:value="-400000">
            <text:p>-400000</text:p>
          </table:table-cell>
          <table:table-cell office:value-type="float" office:value="-250000">
            <text:p>-250000</text:p>
          </table:table-cell>
          <table:table-cell office:value-type="float" office:value="-50000">
            <text:p>-50000</text:p>
          </table:table-cell>
          <table:table-cell office:value-type="float" office:value="400000">
            <text:p>400000</text:p>
          </table:table-cell>
          <table:table-cell office:value-type="float" office:value="250000">
            <text:p>25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Bayanni</text:p>
          </table:table-cell>
          <table:table-cell office:value-type="float" office:value="-45000">
            <text:p>-45000</text:p>
          </table:table-cell>
          <table:table-cell table:number-columns-repeated="2" office:value-type="float" office:value="-75000">
            <text:p>-75000</text:p>
          </table:table-cell>
          <table:table-cell table:number-columns-repeated="2" office:value-type="float" office:value="15000">
            <text:p>15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Blackbeards Wake</text:p>
          </table:table-cell>
          <table:table-cell office:value-type="float" office:value="-275000">
            <text:p>-275000</text:p>
          </table:table-cell>
          <table:table-cell office:value-type="float" office:value="-250000">
            <text:p>-250000</text:p>
          </table:table-cell>
          <table:table-cell office:value-type="float" office:value="-50000">
            <text:p>-50000</text:p>
          </table:table-cell>
          <table:table-cell office:value-type="float" office:value="275000">
            <text:p>275000</text:p>
          </table:table-cell>
          <table:table-cell office:value-type="float" office:value="250000">
            <text:p>25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Callisto Basic Training Yard</text:p>
          </table:table-cell>
          <table:table-cell table:number-columns-repeated="3" office:value-type="float" office:value="-50000">
            <text:p>-50000</text:p>
          </table:table-cell>
          <table:table-cell table:number-columns-repeated="3"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Carpenter</text:p>
          </table:table-cell>
          <table:table-cell table:number-columns-repeated="2" office:value-type="float" office:value="-150000">
            <text:p>-150000</text:p>
          </table:table-cell>
          <table:table-cell office:value-type="float" office:value="-50000">
            <text:p>-50000</text:p>
          </table:table-cell>
          <table:table-cell office:value-type="float" office:value="312000">
            <text:p>312000</text:p>
          </table:table-cell>
          <table:table-cell office:value-type="float" office:value="300000">
            <text:p>30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Cassiopeia\'s Belt</text:p>
          </table:table-cell>
          <table:table-cell table:number-columns-repeated="2" office:value-type="float" office:value="-150000">
            <text:p>-150000</text:p>
          </table:table-cell>
          <table:table-cell office:value-type="float" office:value="-25000">
            <text:p>-25000</text:p>
          </table:table-cell>
          <table:table-cell table:number-columns-repeated="2" office:value-type="float" office:value="150000">
            <text:p>150000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string">
            <text:p>Ceres/Thule </text:p>
          </table:table-cell>
          <table:table-cell table:number-columns-repeated="2" office:value-type="float" office:value="-175000">
            <text:p>-175000</text:p>
          </table:table-cell>
          <table:table-cell office:value-type="float" office:value="-25000">
            <text:p>-25000</text:p>
          </table:table-cell>
          <table:table-cell table:number-columns-repeated="2" office:value-type="float" office:value="175000">
            <text:p>175000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string">
            <text:p>Chandilar</text:p>
          </table:table-cell>
          <table:table-cell office:value-type="float" office:value="-350000">
            <text:p>-350000</text:p>
          </table:table-cell>
          <table:table-cell office:value-type="float" office:value="-175000">
            <text:p>-175000</text:p>
          </table:table-cell>
          <table:table-cell office:value-type="float" office:value="-150000">
            <text:p>-150000</text:p>
          </table:table-cell>
          <table:table-cell office:value-type="float" office:value="350000">
            <text:p>350000</text:p>
          </table:table-cell>
          <table:table-cell office:value-type="float" office:value="175000">
            <text:p>175000</text:p>
          </table:table-cell>
          <table:table-cell office:value-type="float" office:value="150000">
            <text:p>150000</text:p>
          </table:table-cell>
          <table:table-cell table:number-columns-repeated="1017"/>
        </table:table-row>
        <table:table-row table:style-name="ro1">
          <table:table-cell office:value-type="string">
            <text:p>Chandilar Planet</text:p>
          </table:table-cell>
          <table:table-cell table:number-columns-repeated="2" office:value-type="float" office:value="-100000">
            <text:p>-100000</text:p>
          </table:table-cell>
          <table:table-cell office:value-type="float" office:value="-25000">
            <text:p>-25000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string">
            <text:p>Charis Duo</text:p>
          </table:table-cell>
          <table:table-cell table:number-columns-repeated="2" office:value-type="float" office:value="-100000">
            <text:p>-100000</text:p>
          </table:table-cell>
          <table:table-cell office:value-type="float" office:value="-50000">
            <text:p>-50000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Cooper</text:p>
          </table:table-cell>
          <table:table-cell office:value-type="float" office:value="-300000">
            <text:p>-300000</text:p>
          </table:table-cell>
          <table:table-cell office:value-type="float" office:value="-165000">
            <text:p>-165000</text:p>
          </table:table-cell>
          <table:table-cell office:value-type="float" office:value="-50000">
            <text:p>-50000</text:p>
          </table:table-cell>
          <table:table-cell office:value-type="float" office:value="300000">
            <text:p>300000</text:p>
          </table:table-cell>
          <table:table-cell office:value-type="float" office:value="165000">
            <text:p>165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Dahin</text:p>
          </table:table-cell>
          <table:table-cell office:value-type="float" office:value="-300000">
            <text:p>-300000</text:p>
          </table:table-cell>
          <table:table-cell office:value-type="float" office:value="-196870">
            <text:p>-196870</text:p>
          </table:table-cell>
          <table:table-cell office:value-type="float" office:value="-50000">
            <text:p>-50000</text:p>
          </table:table-cell>
          <table:table-cell office:value-type="float" office:value="300000">
            <text:p>300000</text:p>
          </table:table-cell>
          <table:table-cell office:value-type="float" office:value="196870">
            <text:p>19687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Dahin Mining Interest</text:p>
          </table:table-cell>
          <table:table-cell table:number-columns-repeated="2" office:value-type="float" office:value="-37000">
            <text:p>-37000</text:p>
          </table:table-cell>
          <table:table-cell office:value-type="float" office:value="-45000">
            <text:p>-45000</text:p>
          </table:table-cell>
          <table:table-cell table:number-columns-repeated="2" office:value-type="float" office:value="37000">
            <text:p>37000</text:p>
          </table:table-cell>
          <table:table-cell office:value-type="float" office:value="45000">
            <text:p>45000</text:p>
          </table:table-cell>
          <table:table-cell table:number-columns-repeated="1017"/>
        </table:table-row>
        <table:table-row table:style-name="ro1">
          <table:table-cell office:value-type="string">
            <text:p>der Todesengel</text:p>
          </table:table-cell>
          <table:table-cell table:number-columns-repeated="2" office:value-type="float" office:value="-150000">
            <text:p>-150000</text:p>
          </table:table-cell>
          <table:table-cell office:value-type="float" office:value="-50000">
            <text:p>-50000</text:p>
          </table:table-cell>
          <table:table-cell table:number-columns-repeated="2" office:value-type="float" office:value="300000">
            <text:p>30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Earth</text:p>
          </table:table-cell>
          <table:table-cell office:value-type="float" office:value="-115000">
            <text:p>-115000</text:p>
          </table:table-cell>
          <table:table-cell office:value-type="float" office:value="-70000">
            <text:p>-70000</text:p>
          </table:table-cell>
          <table:table-cell office:value-type="float" office:value="-50000">
            <text:p>-50000</text:p>
          </table:table-cell>
          <table:table-cell office:value-type="float" office:value="180000">
            <text:p>180000</text:p>
          </table:table-cell>
          <table:table-cell office:value-type="float" office:value="268000">
            <text:p>268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Earth Basic Training Yard</text:p>
          </table:table-cell>
          <table:table-cell table:number-columns-repeated="3" office:value-type="float" office:value="-50000">
            <text:p>-50000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Endriago</text:p>
          </table:table-cell>
          <table:table-cell office:value-type="float" office:value="-187500">
            <text:p>-187500</text:p>
          </table:table-cell>
          <table:table-cell office:value-type="float" office:value="-175000">
            <text:p>-175000</text:p>
          </table:table-cell>
          <table:table-cell office:value-type="float" office:value="-50000">
            <text:p>-50000</text:p>
          </table:table-cell>
          <table:table-cell office:value-type="float" office:value="187500">
            <text:p>187500</text:p>
          </table:table-cell>
          <table:table-cell office:value-type="float" office:value="175000">
            <text:p>175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Equatorial Earth</text:p>
          </table:table-cell>
          <table:table-cell table:number-columns-repeated="2" office:value-type="float" office:value="-100000">
            <text:p>-100000</text:p>
          </table:table-cell>
          <table:table-cell office:value-type="float" office:value="-50000">
            <text:p>-50000</text:p>
          </table:table-cell>
          <table:table-cell table:number-columns-repeated="2" office:value-type="float" office:value="200000">
            <text:p>20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Eshu</text:p>
          </table:table-cell>
          <table:table-cell office:value-type="float" office:value="-45000">
            <text:p>-45000</text:p>
          </table:table-cell>
          <table:table-cell table:number-columns-repeated="2" office:value-type="float" office:value="-75000">
            <text:p>-75000</text:p>
          </table:table-cell>
          <table:table-cell table:number-columns-repeated="2" office:value-type="float" office:value="15000">
            <text:p>15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Europa</text:p>
          </table:table-cell>
          <table:table-cell office:value-type="float" office:value="-70000">
            <text:p>-70000</text:p>
          </table:table-cell>
          <table:table-cell office:value-type="float" office:value="-55000">
            <text:p>-55000</text:p>
          </table:table-cell>
          <table:table-cell office:value-type="float" office:value="-50000">
            <text:p>-50000</text:p>
          </table:table-cell>
          <table:table-cell office:value-type="float" office:value="140000">
            <text:p>140000</text:p>
          </table:table-cell>
          <table:table-cell office:value-type="float" office:value="130000">
            <text:p>13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Fenris</text:p>
          </table:table-cell>
          <table:table-cell office:value-type="float" office:value="-225750">
            <text:p>-225750</text:p>
          </table:table-cell>
          <table:table-cell office:value-type="float" office:value="-216870">
            <text:p>-216870</text:p>
          </table:table-cell>
          <table:table-cell office:value-type="float" office:value="-50000">
            <text:p>-50000</text:p>
          </table:table-cell>
          <table:table-cell office:value-type="float" office:value="225750">
            <text:p>225750</text:p>
          </table:table-cell>
          <table:table-cell office:value-type="float" office:value="216870">
            <text:p>21687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Freya</text:p>
          </table:table-cell>
          <table:table-cell table:number-columns-repeated="2" office:value-type="float" office:value="-125000">
            <text:p>-125000</text:p>
          </table:table-cell>
          <table:table-cell office:value-type="float" office:value="-50000">
            <text:p>-50000</text:p>
          </table:table-cell>
          <table:table-cell office:value-type="float" office:value="375000">
            <text:p>375000</text:p>
          </table:table-cell>
          <table:table-cell office:value-type="float" office:value="250000">
            <text:p>25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Gamma Sulani Planet</text:p>
          </table:table-cell>
          <table:table-cell table:number-columns-repeated="2" office:value-type="float" office:value="-50000">
            <text:p>-50000</text:p>
          </table:table-cell>
          <table:table-cell office:value-type="float" office:value="-25000">
            <text:p>-25000</text:p>
          </table:table-cell>
          <table:table-cell table:number-columns-repeated="2" office:value-type="float" office:value="50000">
            <text:p>50000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string">
            <text:p>Ganymede</text:p>
          </table:table-cell>
          <table:table-cell office:value-type="float" office:value="-170000">
            <text:p>-170000</text:p>
          </table:table-cell>
          <table:table-cell office:value-type="float" office:value="-185000">
            <text:p>-185000</text:p>
          </table:table-cell>
          <table:table-cell office:value-type="float" office:value="-50000">
            <text:p>-50000</text:p>
          </table:table-cell>
          <table:table-cell office:value-type="float" office:value="170000">
            <text:p>170000</text:p>
          </table:table-cell>
          <table:table-cell office:value-type="float" office:value="185000">
            <text:p>185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GETCo Ruins</text:p>
          </table:table-cell>
          <table:table-cell table:number-columns-repeated="2" office:value-type="float" office:value="-37500">
            <text:p>-37500</text:p>
          </table:table-cell>
          <table:table-cell office:value-type="float" office:value="-150000">
            <text:p>-150000</text:p>
          </table:table-cell>
          <table:table-cell table:number-columns-repeated="2" office:value-type="float" office:value="37500">
            <text:p>37500</text:p>
          </table:table-cell>
          <table:table-cell office:value-type="float" office:value="150000">
            <text:p>150000</text:p>
          </table:table-cell>
          <table:table-cell table:number-columns-repeated="1017"/>
        </table:table-row>
        <table:table-row table:style-name="ro1">
          <table:table-cell office:value-type="string">
            <text:p>Glenn</text:p>
          </table:table-cell>
          <table:table-cell office:value-type="float" office:value="-275000">
            <text:p>-275000</text:p>
          </table:table-cell>
          <table:table-cell office:value-type="float" office:value="-190000">
            <text:p>-190000</text:p>
          </table:table-cell>
          <table:table-cell office:value-type="float" office:value="-50000">
            <text:p>-50000</text:p>
          </table:table-cell>
          <table:table-cell office:value-type="float" office:value="275000">
            <text:p>275000</text:p>
          </table:table-cell>
          <table:table-cell office:value-type="float" office:value="190000">
            <text:p>19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Glenn - DELET</text:p>
          </table:table-cell>
          <table:table-cell office:value-type="float" office:value="-50000">
            <text:p>-50000</text:p>
          </table:table-cell>
          <table:table-cell office:value-type="float" office:value="-150000">
            <text:p>-150000</text:p>
          </table:table-cell>
          <table:table-cell office:value-type="float" office:value="-50000">
            <text:p>-50000</text:p>
          </table:table-cell>
          <table:table-cell office:value-type="float" office:value="300000">
            <text:p>300000</text:p>
          </table:table-cell>
          <table:table-cell office:value-type="float" office:value="206000">
            <text:p>206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Glorys Orbit</text:p>
          </table:table-cell>
          <table:table-cell office:value-type="float" office:value="-125000">
            <text:p>-125000</text:p>
          </table:table-cell>
          <table:table-cell office:value-type="float" office:value="-150000">
            <text:p>-150000</text:p>
          </table:table-cell>
          <table:table-cell office:value-type="float" office:value="-50000">
            <text:p>-50000</text:p>
          </table:table-cell>
          <table:table-cell office:value-type="float" office:value="375000">
            <text:p>375000</text:p>
          </table:table-cell>
          <table:table-cell office:value-type="float" office:value="250000">
            <text:p>25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Grissom</text:p>
          </table:table-cell>
          <table:table-cell office:value-type="float" office:value="-450000">
            <text:p>-450000</text:p>
          </table:table-cell>
          <table:table-cell office:value-type="float" office:value="-525000">
            <text:p>-525000</text:p>
          </table:table-cell>
          <table:table-cell office:value-type="float" office:value="-50000">
            <text:p>-50000</text:p>
          </table:table-cell>
          <table:table-cell office:value-type="float" office:value="575000">
            <text:p>575000</text:p>
          </table:table-cell>
          <table:table-cell office:value-type="float" office:value="650000">
            <text:p>65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Grissom Meteorological Site </text:p>
          </table:table-cell>
          <table:table-cell table:number-columns-repeated="2" office:value-type="float" office:value="-65000">
            <text:p>-65000</text:p>
          </table:table-cell>
          <table:table-cell office:value-type="float" office:value="-50000">
            <text:p>-50000</text:p>
          </table:table-cell>
          <table:table-cell table:number-columns-repeated="2" office:value-type="float" office:value="65000">
            <text:p>65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High Earth</text:p>
          </table:table-cell>
          <table:table-cell table:number-columns-repeated="2" office:value-type="float" office:value="-100000">
            <text:p>-100000</text:p>
          </table:table-cell>
          <table:table-cell office:value-type="float" office:value="-50000">
            <text:p>-50000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Inverness</text:p>
          </table:table-cell>
          <table:table-cell office:value-type="float" office:value="-250000">
            <text:p>-250000</text:p>
          </table:table-cell>
          <table:table-cell office:value-type="float" office:value="-200000">
            <text:p>-200000</text:p>
          </table:table-cell>
          <table:table-cell office:value-type="float" office:value="-50000">
            <text:p>-50000</text:p>
          </table:table-cell>
          <table:table-cell office:value-type="float" office:value="470000">
            <text:p>470000</text:p>
          </table:table-cell>
          <table:table-cell office:value-type="float" office:value="420000">
            <text:p>42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Inverness Down</text:p>
          </table:table-cell>
          <table:table-cell office:value-type="float" office:value="-65000">
            <text:p>-65000</text:p>
          </table:table-cell>
          <table:table-cell table:number-columns-repeated="2" office:value-type="float" office:value="-50000">
            <text:p>-50000</text:p>
          </table:table-cell>
          <table:table-cell office:value-type="float" office:value="65000">
            <text:p>65000</text:p>
          </table:table-cell>
          <table:table-cell table:number-columns-repeated="2"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Io</text:p>
          </table:table-cell>
          <table:table-cell office:value-type="float" office:value="-100000">
            <text:p>-100000</text:p>
          </table:table-cell>
          <table:table-cell office:value-type="float" office:value="-150000">
            <text:p>-150000</text:p>
          </table:table-cell>
          <table:table-cell office:value-type="float" office:value="-50000">
            <text:p>-50000</text:p>
          </table:table-cell>
          <table:table-cell office:value-type="float" office:value="209000">
            <text:p>209000</text:p>
          </table:table-cell>
          <table:table-cell office:value-type="float" office:value="211000">
            <text:p>211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Ishuan</text:p>
          </table:table-cell>
          <table:table-cell table:number-columns-repeated="2" office:value-type="float" office:value="-125000">
            <text:p>-125000</text:p>
          </table:table-cell>
          <table:table-cell office:value-type="float" office:value="-25000">
            <text:p>-25000</text:p>
          </table:table-cell>
          <table:table-cell table:number-columns-repeated="2" office:value-type="float" office:value="125000">
            <text:p>125000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string">
            <text:p>Ishuan Gas Giant</text:p>
          </table:table-cell>
          <table:table-cell table:number-columns-repeated="2" office:value-type="float" office:value="-65000">
            <text:p>-65000</text:p>
          </table:table-cell>
          <table:table-cell office:value-type="float" office:value="-50000">
            <text:p>-50000</text:p>
          </table:table-cell>
          <table:table-cell table:number-columns-repeated="2" office:value-type="float" office:value="65000">
            <text:p>65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Jagerstadt</text:p>
          </table:table-cell>
          <table:table-cell table:number-columns-repeated="2" office:value-type="float" office:value="-22500">
            <text:p>-22500</text:p>
          </table:table-cell>
          <table:table-cell office:value-type="float" office:value="-6000">
            <text:p>-6000</text:p>
          </table:table-cell>
          <table:table-cell table:number-columns-repeated="2" office:value-type="float" office:value="22500">
            <text:p>22500</text:p>
          </table:table-cell>
          <table:table-cell office:value-type="float" office:value="6000">
            <text:p>6000</text:p>
          </table:table-cell>
          <table:table-cell table:number-columns-repeated="1017"/>
        </table:table-row>
        <table:table-row table:style-name="ro1">
          <table:table-cell office:value-type="string">
            <text:p>Jotunheim</text:p>
          </table:table-cell>
          <table:table-cell office:value-type="float" office:value="-165000">
            <text:p>-165000</text:p>
          </table:table-cell>
          <table:table-cell office:value-type="float" office:value="-153000">
            <text:p>-153000</text:p>
          </table:table-cell>
          <table:table-cell office:value-type="float" office:value="-50000">
            <text:p>-50000</text:p>
          </table:table-cell>
          <table:table-cell office:value-type="float" office:value="335000">
            <text:p>335000</text:p>
          </table:table-cell>
          <table:table-cell office:value-type="float" office:value="298000">
            <text:p>298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Jupiter</text:p>
          </table:table-cell>
          <table:table-cell office:value-type="float" office:value="-400000">
            <text:p>-400000</text:p>
          </table:table-cell>
          <table:table-cell office:value-type="float" office:value="-341500">
            <text:p>-341500</text:p>
          </table:table-cell>
          <table:table-cell office:value-type="float" office:value="-50000">
            <text:p>-50000</text:p>
          </table:table-cell>
          <table:table-cell office:value-type="float" office:value="400000">
            <text:p>400000</text:p>
          </table:table-cell>
          <table:table-cell office:value-type="float" office:value="341500">
            <text:p>3415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Kailaasa</text:p>
          </table:table-cell>
          <table:table-cell office:value-type="float" office:value="-188310">
            <text:p>-188310</text:p>
          </table:table-cell>
          <table:table-cell office:value-type="float" office:value="-148160">
            <text:p>-148160</text:p>
          </table:table-cell>
          <table:table-cell office:value-type="float" office:value="-50000">
            <text:p>-50000</text:p>
          </table:table-cell>
          <table:table-cell office:value-type="float" office:value="529000">
            <text:p>529000</text:p>
          </table:table-cell>
          <table:table-cell office:value-type="float" office:value="490000">
            <text:p>49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Kasdreya\'s Weil</text:p>
          </table:table-cell>
          <table:table-cell table:number-columns-repeated="3" office:value-type="float" office:value="-50000">
            <text:p>-50000</text:p>
          </table:table-cell>
          <table:table-cell table:number-columns-repeated="3"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Kitara\'s Veil</text:p>
          </table:table-cell>
          <table:table-cell office:value-type="float" office:value="-77110">
            <text:p>-77110</text:p>
          </table:table-cell>
          <table:table-cell office:value-type="float" office:value="-74890">
            <text:p>-74890</text:p>
          </table:table-cell>
          <table:table-cell office:value-type="float" office:value="-50000">
            <text:p>-50000</text:p>
          </table:table-cell>
          <table:table-cell office:value-type="float" office:value="157000">
            <text:p>157000</text:p>
          </table:table-cell>
          <table:table-cell office:value-type="float" office:value="172000">
            <text:p>172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Kokoyuko Moon</text:p>
          </table:table-cell>
          <table:table-cell table:number-columns-repeated="2" office:value-type="float" office:value="-100000">
            <text:p>-100000</text:p>
          </table:table-cell>
          <table:table-cell office:value-type="float" office:value="-50000">
            <text:p>-50000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Kor Scorpius</text:p>
          </table:table-cell>
          <table:table-cell table:number-columns-repeated="2" office:value-type="float" office:value="-100000">
            <text:p>-100000</text:p>
          </table:table-cell>
          <table:table-cell office:value-type="float" office:value="-50000">
            <text:p>-50000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Kor Vanaan</text:p>
          </table:table-cell>
          <table:table-cell table:number-columns-repeated="2" office:value-type="float" office:value="-100000">
            <text:p>-100000</text:p>
          </table:table-cell>
          <table:table-cell office:value-type="float" office:value="-50000">
            <text:p>-50000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Kor Vanaan Planet</text:p>
          </table:table-cell>
          <table:table-cell table:number-columns-repeated="2" office:value-type="float" office:value="-100000">
            <text:p>-100000</text:p>
          </table:table-cell>
          <table:table-cell office:value-type="float" office:value="-50000">
            <text:p>-50000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Lagarto</text:p>
          </table:table-cell>
          <table:table-cell office:value-type="float" office:value="-600000">
            <text:p>-600000</text:p>
          </table:table-cell>
          <table:table-cell office:value-type="float" office:value="-450000">
            <text:p>-450000</text:p>
          </table:table-cell>
          <table:table-cell office:value-type="float" office:value="-50000">
            <text:p>-50000</text:p>
          </table:table-cell>
          <table:table-cell office:value-type="float" office:value="600000">
            <text:p>600000</text:p>
          </table:table-cell>
          <table:table-cell office:value-type="float" office:value="450000">
            <text:p>45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Loch Mar</text:p>
          </table:table-cell>
          <table:table-cell table:number-columns-repeated="2" office:value-type="float" office:value="-60000">
            <text:p>-60000</text:p>
          </table:table-cell>
          <table:table-cell office:value-type="float" office:value="-16000">
            <text:p>-16000</text:p>
          </table:table-cell>
          <table:table-cell table:number-columns-repeated="2" office:value-type="float" office:value="60000">
            <text:p>60000</text:p>
          </table:table-cell>
          <table:table-cell office:value-type="float" office:value="16000">
            <text:p>16000</text:p>
          </table:table-cell>
          <table:table-cell table:number-columns-repeated="1017"/>
        </table:table-row>
        <table:table-row table:style-name="ro1">
          <table:table-cell office:value-type="string">
            <text:p>Luna</text:p>
          </table:table-cell>
          <table:table-cell office:value-type="float" office:value="-220000">
            <text:p>-220000</text:p>
          </table:table-cell>
          <table:table-cell office:value-type="float" office:value="-130000">
            <text:p>-130000</text:p>
          </table:table-cell>
          <table:table-cell office:value-type="float" office:value="-50000">
            <text:p>-50000</text:p>
          </table:table-cell>
          <table:table-cell office:value-type="float" office:value="220000">
            <text:p>220000</text:p>
          </table:table-cell>
          <table:table-cell office:value-type="float" office:value="130000">
            <text:p>13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Margesi</text:p>
          </table:table-cell>
          <table:table-cell table:number-columns-repeated="2" office:value-type="float" office:value="-200000">
            <text:p>-200000</text:p>
          </table:table-cell>
          <table:table-cell office:value-type="float" office:value="-25000">
            <text:p>-25000</text:p>
          </table:table-cell>
          <table:table-cell table:number-columns-repeated="2" office:value-type="float" office:value="200000">
            <text:p>200000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string">
            <text:p>Mars</text:p>
          </table:table-cell>
          <table:table-cell office:value-type="float" office:value="-150000">
            <text:p>-150000</text:p>
          </table:table-cell>
          <table:table-cell office:value-type="float" office:value="-75000">
            <text:p>-75000</text:p>
          </table:table-cell>
          <table:table-cell office:value-type="float" office:value="-50000">
            <text:p>-50000</text:p>
          </table:table-cell>
          <table:table-cell office:value-type="float" office:value="317000">
            <text:p>317000</text:p>
          </table:table-cell>
          <table:table-cell office:value-type="float" office:value="280000">
            <text:p>28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Mars Alpha</text:p>
          </table:table-cell>
          <table:table-cell office:value-type="float" office:value="-150000">
            <text:p>-150000</text:p>
          </table:table-cell>
          <table:table-cell office:value-type="float" office:value="-190000">
            <text:p>-190000</text:p>
          </table:table-cell>
          <table:table-cell office:value-type="float" office:value="-50000">
            <text:p>-50000</text:p>
          </table:table-cell>
          <table:table-cell office:value-type="float" office:value="327000">
            <text:p>327000</text:p>
          </table:table-cell>
          <table:table-cell office:value-type="float" office:value="315000">
            <text:p>315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Mars Basic Training Yard</text:p>
          </table:table-cell>
          <table:table-cell table:number-columns-repeated="3" office:value-type="float" office:value="-50000">
            <text:p>-50000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Mars Beta</text:p>
          </table:table-cell>
          <table:table-cell table:number-columns-repeated="2" office:value-type="float" office:value="-350000">
            <text:p>-350000</text:p>
          </table:table-cell>
          <table:table-cell office:value-type="float" office:value="-50000">
            <text:p>-50000</text:p>
          </table:table-cell>
          <table:table-cell office:value-type="float" office:value="550000">
            <text:p>550000</text:p>
          </table:table-cell>
          <table:table-cell office:value-type="float" office:value="575000">
            <text:p>575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Mars Gamma</text:p>
          </table:table-cell>
          <table:table-cell table:number-columns-repeated="2" office:value-type="float" office:value="-150000">
            <text:p>-150000</text:p>
          </table:table-cell>
          <table:table-cell office:value-type="float" office:value="-50000">
            <text:p>-50000</text:p>
          </table:table-cell>
          <table:table-cell office:value-type="float" office:value="312000">
            <text:p>312000</text:p>
          </table:table-cell>
          <table:table-cell office:value-type="float" office:value="300000">
            <text:p>30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Mazzaroth Maelstrom</text:p>
          </table:table-cell>
          <table:table-cell office:value-type="float" office:value="-310000">
            <text:p>-310000</text:p>
          </table:table-cell>
          <table:table-cell office:value-type="float" office:value="-75000">
            <text:p>-75000</text:p>
          </table:table-cell>
          <table:table-cell office:value-type="float" office:value="-50000">
            <text:p>-50000</text:p>
          </table:table-cell>
          <table:table-cell office:value-type="float" office:value="312000">
            <text:p>312000</text:p>
          </table:table-cell>
          <table:table-cell office:value-type="float" office:value="150000">
            <text:p>15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Menog Swarm</text:p>
          </table:table-cell>
          <table:table-cell office:value-type="float" office:value="-45000">
            <text:p>-45000</text:p>
          </table:table-cell>
          <table:table-cell table:number-columns-repeated="2" office:value-type="float" office:value="-75000">
            <text:p>-75000</text:p>
          </table:table-cell>
          <table:table-cell table:number-columns-repeated="2" office:value-type="float" office:value="15000">
            <text:p>15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Menorb</text:p>
          </table:table-cell>
          <table:table-cell table:number-columns-repeated="2" office:value-type="float" office:value="-100000">
            <text:p>-100000</text:p>
          </table:table-cell>
          <table:table-cell office:value-type="float" office:value="-25000">
            <text:p>-25000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string">
            <text:p>Menorb Planet</text:p>
          </table:table-cell>
          <table:table-cell table:number-columns-repeated="2" office:value-type="float" office:value="-50000">
            <text:p>-50000</text:p>
          </table:table-cell>
          <table:table-cell office:value-type="float" office:value="-25000">
            <text:p>-25000</text:p>
          </table:table-cell>
          <table:table-cell table:number-columns-repeated="2" office:value-type="float" office:value="50000">
            <text:p>50000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string">
            <text:p>Mercury</text:p>
          </table:table-cell>
          <table:table-cell office:value-type="float" office:value="-250000">
            <text:p>-250000</text:p>
          </table:table-cell>
          <table:table-cell office:value-type="float" office:value="-450000">
            <text:p>-450000</text:p>
          </table:table-cell>
          <table:table-cell office:value-type="float" office:value="-50000">
            <text:p>-50000</text:p>
          </table:table-cell>
          <table:table-cell office:value-type="float" office:value="250000">
            <text:p>250000</text:p>
          </table:table-cell>
          <table:table-cell office:value-type="float" office:value="450000">
            <text:p>45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Mondara Maelstrom</text:p>
          </table:table-cell>
          <table:table-cell office:value-type="float" office:value="-100000">
            <text:p>-100000</text:p>
          </table:table-cell>
          <table:table-cell office:value-type="float" office:value="-75000">
            <text:p>-75000</text:p>
          </table:table-cell>
          <table:table-cell office:value-type="float" office:value="-50000">
            <text:p>-50000</text:p>
          </table:table-cell>
          <table:table-cell office:value-type="float" office:value="100000">
            <text:p>100000</text:p>
          </table:table-cell>
          <table:table-cell office:value-type="float" office:value="75000">
            <text:p>75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Mordane\'s Wake</text:p>
          </table:table-cell>
          <table:table-cell table:number-columns-repeated="2" office:value-type="float" office:value="-100000">
            <text:p>-100000</text:p>
          </table:table-cell>
          <table:table-cell office:value-type="float" office:value="-50000">
            <text:p>-50000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Moto - Do Not Delete, Or You Will Die!</text:p>
          </table:table-cell>
          <table:table-cell table:number-columns-repeated="2" office:value-type="float" office:value="-300000">
            <text:p>-300000</text:p>
          </table:table-cell>
          <table:table-cell office:value-type="float" office:value="-62500">
            <text:p>-62500</text:p>
          </table:table-cell>
          <table:table-cell table:number-columns-repeated="2" office:value-type="float" office:value="300000">
            <text:p>300000</text:p>
          </table:table-cell>
          <table:table-cell office:value-type="float" office:value="62500">
            <text:p>62500</text:p>
          </table:table-cell>
          <table:table-cell table:number-columns-repeated="1017"/>
        </table:table-row>
        <table:table-row table:style-name="ro1">
          <table:table-cell office:value-type="string">
            <text:p>Muspelheim</text:p>
          </table:table-cell>
          <table:table-cell office:value-type="float" office:value="-80000">
            <text:p>-80000</text:p>
          </table:table-cell>
          <table:table-cell office:value-type="float" office:value="-125000">
            <text:p>-125000</text:p>
          </table:table-cell>
          <table:table-cell office:value-type="float" office:value="-50000">
            <text:p>-50000</text:p>
          </table:table-cell>
          <table:table-cell office:value-type="float" office:value="381000">
            <text:p>381000</text:p>
          </table:table-cell>
          <table:table-cell office:value-type="float" office:value="278000">
            <text:p>278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Nastrand Vor</text:p>
          </table:table-cell>
          <table:table-cell office:value-type="float" office:value="-150000">
            <text:p>-150000</text:p>
          </table:table-cell>
          <table:table-cell office:value-type="float" office:value="-175000">
            <text:p>-175000</text:p>
          </table:table-cell>
          <table:table-cell office:value-type="float" office:value="-10000">
            <text:p>-10000</text:p>
          </table:table-cell>
          <table:table-cell office:value-type="float" office:value="150000">
            <text:p>150000</text:p>
          </table:table-cell>
          <table:table-cell office:value-type="float" office:value="175000">
            <text:p>175000</text:p>
          </table:table-cell>
          <table:table-cell office:value-type="float" office:value="10000">
            <text:p>10000</text:p>
          </table:table-cell>
          <table:table-cell table:number-columns-repeated="1017"/>
        </table:table-row>
        <table:table-row table:style-name="ro1">
          <table:table-cell office:value-type="string">
            <text:p>Nastrand Vor Planet</text:p>
          </table:table-cell>
          <table:table-cell table:number-columns-repeated="3" office:value-type="float" office:value="-75000">
            <text:p>-75000</text:p>
          </table:table-cell>
          <table:table-cell table:number-columns-repeated="3" office:value-type="float" office:value="75000">
            <text:p>75000</text:p>
          </table:table-cell>
          <table:table-cell table:number-columns-repeated="1017"/>
        </table:table-row>
        <table:table-row table:style-name="ro1">
          <table:table-cell office:value-type="string">
            <text:p>Nebiros</text:p>
          </table:table-cell>
          <table:table-cell table:number-columns-repeated="3" office:value-type="float" office:value="-100000">
            <text:p>-100000</text:p>
          </table:table-cell>
          <table:table-cell table:number-columns-repeated="3" office:value-type="float" office:value="100000">
            <text:p>100000</text:p>
          </table:table-cell>
          <table:table-cell table:number-columns-repeated="1017"/>
        </table:table-row>
        <table:table-row table:style-name="ro1">
          <table:table-cell office:value-type="string">
            <text:p>Nebiros Planet</text:p>
          </table:table-cell>
          <table:table-cell table:number-columns-repeated="2" office:value-type="float" office:value="-37500">
            <text:p>-37500</text:p>
          </table:table-cell>
          <table:table-cell office:value-type="float" office:value="-50000">
            <text:p>-50000</text:p>
          </table:table-cell>
          <table:table-cell table:number-columns-repeated="2" office:value-type="float" office:value="37500">
            <text:p>375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Nebulous</text:p>
          </table:table-cell>
          <table:table-cell table:number-columns-repeated="2" office:value-type="float" office:value="-100000">
            <text:p>-100000</text:p>
          </table:table-cell>
          <table:table-cell office:value-type="float" office:value="-85000">
            <text:p>-85000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85000">
            <text:p>85000</text:p>
          </table:table-cell>
          <table:table-cell table:number-columns-repeated="1017"/>
        </table:table-row>
        <table:table-row table:style-name="ro1">
          <table:table-cell office:value-type="string">
            <text:p>Neptune</text:p>
          </table:table-cell>
          <table:table-cell table:number-columns-repeated="3" office:value-type="float" office:value="-50000">
            <text:p>-50000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New Edinburgh</text:p>
          </table:table-cell>
          <table:table-cell office:value-type="float" office:value="-260000">
            <text:p>-260000</text:p>
          </table:table-cell>
          <table:table-cell office:value-type="float" office:value="-125000">
            <text:p>-125000</text:p>
          </table:table-cell>
          <table:table-cell office:value-type="float" office:value="-50000">
            <text:p>-50000</text:p>
          </table:table-cell>
          <table:table-cell office:value-type="float" office:value="385000">
            <text:p>385000</text:p>
          </table:table-cell>
          <table:table-cell office:value-type="float" office:value="220000">
            <text:p>22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Nifleheim Cloud</text:p>
          </table:table-cell>
          <table:table-cell office:value-type="float" office:value="-400000">
            <text:p>-400000</text:p>
          </table:table-cell>
          <table:table-cell office:value-type="float" office:value="-250000">
            <text:p>-250000</text:p>
          </table:table-cell>
          <table:table-cell office:value-type="float" office:value="-50000">
            <text:p>-50000</text:p>
          </table:table-cell>
          <table:table-cell office:value-type="float" office:value="400000">
            <text:p>400000</text:p>
          </table:table-cell>
          <table:table-cell office:value-type="float" office:value="250000">
            <text:p>25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Odin Rex</text:p>
          </table:table-cell>
          <table:table-cell office:value-type="float" office:value="-360000">
            <text:p>-360000</text:p>
          </table:table-cell>
          <table:table-cell office:value-type="float" office:value="-350000">
            <text:p>-350000</text:p>
          </table:table-cell>
          <table:table-cell office:value-type="float" office:value="-50000">
            <text:p>-50000</text:p>
          </table:table-cell>
          <table:table-cell office:value-type="float" office:value="360000">
            <text:p>360000</text:p>
          </table:table-cell>
          <table:table-cell office:value-type="float" office:value="350000">
            <text:p>35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Odins Belt</text:p>
          </table:table-cell>
          <table:table-cell office:value-type="float" office:value="-125000">
            <text:p>-125000</text:p>
          </table:table-cell>
          <table:table-cell office:value-type="float" office:value="-112500">
            <text:p>-112500</text:p>
          </table:table-cell>
          <table:table-cell office:value-type="float" office:value="-50000">
            <text:p>-50000</text:p>
          </table:table-cell>
          <table:table-cell office:value-type="float" office:value="125000">
            <text:p>125000</text:p>
          </table:table-cell>
          <table:table-cell office:value-type="float" office:value="112500">
            <text:p>1125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Ogun</text:p>
          </table:table-cell>
          <table:table-cell table:number-columns-repeated="2" office:value-type="float" office:value="-150000">
            <text:p>-150000</text:p>
          </table:table-cell>
          <table:table-cell office:value-type="float" office:value="-25000">
            <text:p>-25000</text:p>
          </table:table-cell>
          <table:table-cell table:number-columns-repeated="2" office:value-type="float" office:value="150000">
            <text:p>150000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string">
            <text:p>Oricha Nla</text:p>
          </table:table-cell>
          <table:table-cell office:value-type="float" office:value="-45000">
            <text:p>-45000</text:p>
          </table:table-cell>
          <table:table-cell table:number-columns-repeated="2" office:value-type="float" office:value="-75000">
            <text:p>-75000</text:p>
          </table:table-cell>
          <table:table-cell table:number-columns-repeated="2" office:value-type="float" office:value="15000">
            <text:p>15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Oya</text:p>
          </table:table-cell>
          <table:table-cell table:number-columns-repeated="2" office:value-type="float" office:value="-50000">
            <text:p>-50000</text:p>
          </table:table-cell>
          <table:table-cell office:value-type="float" office:value="-62500">
            <text:p>-62500</text:p>
          </table:table-cell>
          <table:table-cell table:number-columns-repeated="2" office:value-type="float" office:value="50000">
            <text:p>50000</text:p>
          </table:table-cell>
          <table:table-cell office:value-type="float" office:value="62500">
            <text:p>62500</text:p>
          </table:table-cell>
          <table:table-cell table:number-columns-repeated="1017"/>
        </table:table-row>
        <table:table-row table:style-name="ro1">
          <table:table-cell office:value-type="string">
            <text:p>Paramis</text:p>
          </table:table-cell>
          <table:table-cell table:number-columns-repeated="2" office:value-type="float" office:value="-250000">
            <text:p>-250000</text:p>
          </table:table-cell>
          <table:table-cell office:value-type="float" office:value="-25000">
            <text:p>-25000</text:p>
          </table:table-cell>
          <table:table-cell table:number-columns-repeated="2" office:value-type="float" office:value="250000">
            <text:p>250000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string">
            <text:p>Pluto and Charon</text:p>
          </table:table-cell>
          <table:table-cell table:number-columns-repeated="2" office:value-type="float" office:value="-200000">
            <text:p>-200000</text:p>
          </table:table-cell>
          <table:table-cell office:value-type="float" office:value="-50000">
            <text:p>-50000</text:p>
          </table:table-cell>
          <table:table-cell table:number-columns-repeated="2" office:value-type="float" office:value="200000">
            <text:p>20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Porvenir Mons Area</text:p>
          </table:table-cell>
          <table:table-cell table:number-columns-repeated="2" office:value-type="float" office:value="-25000">
            <text:p>-25000</text:p>
          </table:table-cell>
          <table:table-cell office:value-type="float" office:value="-50000">
            <text:p>-50000</text:p>
          </table:table-cell>
          <table:table-cell table:number-columns-repeated="3"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Praetorium Mons Area (Planet Primus)</text:p>
          </table:table-cell>
          <table:table-cell table:number-columns-repeated="2" office:value-type="float" office:value="-15000">
            <text:p>-15000</text:p>
          </table:table-cell>
          <table:table-cell office:value-type="float" office:value="-50000">
            <text:p>-50000</text:p>
          </table:table-cell>
          <table:table-cell table:number-columns-repeated="2" office:value-type="float" office:value="30000">
            <text:p>3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Primus</text:p>
          </table:table-cell>
          <table:table-cell office:value-type="float" office:value="-225000">
            <text:p>-225000</text:p>
          </table:table-cell>
          <table:table-cell office:value-type="float" office:value="-125000">
            <text:p>-125000</text:p>
          </table:table-cell>
          <table:table-cell office:value-type="float" office:value="-25000">
            <text:p>-25000</text:p>
          </table:table-cell>
          <table:table-cell office:value-type="float" office:value="225000">
            <text:p>225000</text:p>
          </table:table-cell>
          <table:table-cell office:value-type="float" office:value="125000">
            <text:p>125000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string">
            <text:p>Ragnarok</text:p>
          </table:table-cell>
          <table:table-cell office:value-type="float" office:value="-200000">
            <text:p>-200000</text:p>
          </table:table-cell>
          <table:table-cell office:value-type="float" office:value="-205000">
            <text:p>-205000</text:p>
          </table:table-cell>
          <table:table-cell office:value-type="float" office:value="-50000">
            <text:p>-50000</text:p>
          </table:table-cell>
          <table:table-cell office:value-type="float" office:value="200000">
            <text:p>200000</text:p>
          </table:table-cell>
          <table:table-cell office:value-type="float" office:value="205000">
            <text:p>205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Roc</text:p>
          </table:table-cell>
          <table:table-cell office:value-type="float" office:value="-150000">
            <text:p>-150000</text:p>
          </table:table-cell>
          <table:table-cell office:value-type="float" office:value="-100000">
            <text:p>-100000</text:p>
          </table:table-cell>
          <table:table-cell office:value-type="float" office:value="-25000">
            <text:p>-25000</text:p>
          </table:table-cell>
          <table:table-cell office:value-type="float" office:value="150000">
            <text:p>150000</text:p>
          </table:table-cell>
          <table:table-cell office:value-type="float" office:value="100000">
            <text:p>100000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string">
            <text:p>Roc 1</text:p>
          </table:table-cell>
          <table:table-cell office:value-type="float" office:value="-180230">
            <text:p>-180230</text:p>
          </table:table-cell>
          <table:table-cell office:value-type="float" office:value="-122050">
            <text:p>-122050</text:p>
          </table:table-cell>
          <table:table-cell office:value-type="float" office:value="-50000">
            <text:p>-50000</text:p>
          </table:table-cell>
          <table:table-cell office:value-type="float" office:value="370000">
            <text:p>370000</text:p>
          </table:table-cell>
          <table:table-cell office:value-type="float" office:value="253000">
            <text:p>253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Sandcastle</text:p>
          </table:table-cell>
          <table:table-cell table:number-columns-repeated="2" office:value-type="float" office:value="-100000">
            <text:p>-100000</text:p>
          </table:table-cell>
          <table:table-cell office:value-type="float" office:value="-25000">
            <text:p>-25000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string">
            <text:p>Saturn</text:p>
          </table:table-cell>
          <table:table-cell office:value-type="float" office:value="-48000">
            <text:p>-48000</text:p>
          </table:table-cell>
          <table:table-cell office:value-type="float" office:value="-541740">
            <text:p>-541740</text:p>
          </table:table-cell>
          <table:table-cell office:value-type="float" office:value="-50000">
            <text:p>-50000</text:p>
          </table:table-cell>
          <table:table-cell office:value-type="float" office:value="634000">
            <text:p>634000</text:p>
          </table:table-cell>
          <table:table-cell office:value-type="float" office:value="635000">
            <text:p>635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Shepard</text:p>
          </table:table-cell>
          <table:table-cell office:value-type="float" office:value="-327000">
            <text:p>-327000</text:p>
          </table:table-cell>
          <table:table-cell office:value-type="float" office:value="-250000">
            <text:p>-250000</text:p>
          </table:table-cell>
          <table:table-cell office:value-type="float" office:value="-25000">
            <text:p>-25000</text:p>
          </table:table-cell>
          <table:table-cell office:value-type="float" office:value="327000">
            <text:p>327000</text:p>
          </table:table-cell>
          <table:table-cell office:value-type="float" office:value="250000">
            <text:p>250000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string">
            <text:p>Shield</text:p>
          </table:table-cell>
          <table:table-cell table:number-columns-repeated="3" office:value-type="float" office:value="-20000">
            <text:p>-20000</text:p>
          </table:table-cell>
          <table:table-cell table:number-columns-repeated="3" office:value-type="float" office:value="20000">
            <text:p>20000</text:p>
          </table:table-cell>
          <table:table-cell table:number-columns-repeated="1017"/>
        </table:table-row>
        <table:table-row table:style-name="ro1">
          <table:table-cell office:value-type="string">
            <text:p>Sho\'da\'kan Nebula</text:p>
          </table:table-cell>
          <table:table-cell table:number-columns-repeated="2" office:value-type="float" office:value="-500000">
            <text:p>-500000</text:p>
          </table:table-cell>
          <table:table-cell office:value-type="float" office:value="-25000">
            <text:p>-25000</text:p>
          </table:table-cell>
          <table:table-cell table:number-columns-repeated="2" office:value-type="float" office:value="500000">
            <text:p>500000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string">
            <text:p>Sho\'da\'kan Planet</text:p>
          </table:table-cell>
          <table:table-cell table:number-columns-repeated="2" office:value-type="float" office:value="-50000">
            <text:p>-50000</text:p>
          </table:table-cell>
          <table:table-cell office:value-type="float" office:value="-25000">
            <text:p>-25000</text:p>
          </table:table-cell>
          <table:table-cell table:number-columns-repeated="2" office:value-type="float" office:value="50000">
            <text:p>50000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string">
            <text:p>Slayton</text:p>
          </table:table-cell>
          <table:table-cell office:value-type="float" office:value="-160000">
            <text:p>-160000</text:p>
          </table:table-cell>
          <table:table-cell office:value-type="float" office:value="-100000">
            <text:p>-100000</text:p>
          </table:table-cell>
          <table:table-cell office:value-type="float" office:value="-50000">
            <text:p>-50000</text:p>
          </table:table-cell>
          <table:table-cell office:value-type="float" office:value="336000">
            <text:p>336000</text:p>
          </table:table-cell>
          <table:table-cell office:value-type="float" office:value="267000">
            <text:p>267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Spear</text:p>
          </table:table-cell>
          <table:table-cell table:number-columns-repeated="2" office:value-type="float" office:value="-20000">
            <text:p>-20000</text:p>
          </table:table-cell>
          <table:table-cell office:value-type="float" office:value="-50000">
            <text:p>-50000</text:p>
          </table:table-cell>
          <table:table-cell table:number-columns-repeated="2"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Sulani Highport</text:p>
          </table:table-cell>
          <table:table-cell table:number-columns-repeated="2" office:value-type="float" office:value="-200000">
            <text:p>-200000</text:p>
          </table:table-cell>
          <table:table-cell office:value-type="float" office:value="-100000">
            <text:p>-100000</text:p>
          </table:table-cell>
          <table:table-cell table:number-columns-repeated="2" office:value-type="float" office:value="200000">
            <text:p>200000</text:p>
          </table:table-cell>
          <table:table-cell office:value-type="float" office:value="100000">
            <text:p>100000</text:p>
          </table:table-cell>
          <table:table-cell table:number-columns-repeated="1017"/>
        </table:table-row>
        <table:table-row table:style-name="ro1">
          <table:table-cell office:value-type="string">
            <text:p>Swooping Eagle</text:p>
          </table:table-cell>
          <table:table-cell office:value-type="float" office:value="-225000">
            <text:p>-225000</text:p>
          </table:table-cell>
          <table:table-cell office:value-type="float" office:value="-181000">
            <text:p>-181000</text:p>
          </table:table-cell>
          <table:table-cell office:value-type="float" office:value="-50000">
            <text:p>-50000</text:p>
          </table:table-cell>
          <table:table-cell office:value-type="float" office:value="225000">
            <text:p>225000</text:p>
          </table:table-cell>
          <table:table-cell office:value-type="float" office:value="181000">
            <text:p>181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Sword</text:p>
          </table:table-cell>
          <table:table-cell table:number-columns-repeated="2" office:value-type="float" office:value="-20000">
            <text:p>-20000</text:p>
          </table:table-cell>
          <table:table-cell office:value-type="float" office:value="-50000">
            <text:p>-50000</text:p>
          </table:table-cell>
          <table:table-cell table:number-columns-repeated="2" office:value-type="float" office:value="20000">
            <text:p>2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Tarsis</text:p>
          </table:table-cell>
          <table:table-cell office:value-type="float" office:value="-100000">
            <text:p>-100000</text:p>
          </table:table-cell>
          <table:table-cell office:value-type="float" office:value="-160000">
            <text:p>-160000</text:p>
          </table:table-cell>
          <table:table-cell office:value-type="float" office:value="-50000">
            <text:p>-50000</text:p>
          </table:table-cell>
          <table:table-cell office:value-type="float" office:value="524000">
            <text:p>524000</text:p>
          </table:table-cell>
          <table:table-cell office:value-type="float" office:value="724000">
            <text:p>724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Test Sector</text:p>
          </table:table-cell>
          <table:table-cell table:number-columns-repeated="2" office:value-type="float" office:value="-300000">
            <text:p>-300000</text:p>
          </table:table-cell>
          <table:table-cell office:value-type="float" office:value="-50000">
            <text:p>-50000</text:p>
          </table:table-cell>
          <table:table-cell table:number-columns-repeated="2" office:value-type="float" office:value="300000">
            <text:p>30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Test Sector 1</text:p>
          </table:table-cell>
          <table:table-cell table:number-columns-repeated="2" office:value-type="float" office:value="-100000">
            <text:p>-100000</text:p>
          </table:table-cell>
          <table:table-cell office:value-type="float" office:value="-25000">
            <text:p>-25000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25000">
            <text:p>25000</text:p>
          </table:table-cell>
          <table:table-cell table:number-columns-repeated="1017"/>
        </table:table-row>
        <table:table-row table:style-name="ro1">
          <table:table-cell office:value-type="string">
            <text:p>Thelugi Rift</text:p>
          </table:table-cell>
          <table:table-cell office:value-type="float" office:value="-45000">
            <text:p>-45000</text:p>
          </table:table-cell>
          <table:table-cell table:number-columns-repeated="2" office:value-type="float" office:value="-75000">
            <text:p>-75000</text:p>
          </table:table-cell>
          <table:table-cell table:number-columns-repeated="2" office:value-type="float" office:value="15000">
            <text:p>15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Unknown Galaxy </text:p>
          </table:table-cell>
          <table:table-cell office:value-type="float" office:value="-50000">
            <text:p>-50000</text:p>
          </table:table-cell>
          <table:table-cell office:value-type="float" office:value="-60000">
            <text:p>-60000</text:p>
          </table:table-cell>
          <table:table-cell office:value-type="float" office:value="-50000">
            <text:p>-50000</text:p>
          </table:table-cell>
          <table:table-cell office:value-type="float" office:value="50000">
            <text:p>50000</text:p>
          </table:table-cell>
          <table:table-cell office:value-type="float" office:value="60000">
            <text:p>6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Uranus</text:p>
          </table:table-cell>
          <table:table-cell table:number-columns-repeated="2" office:value-type="float" office:value="-100000">
            <text:p>-100000</text:p>
          </table:table-cell>
          <table:table-cell office:value-type="float" office:value="-50000">
            <text:p>-50000</text:p>
          </table:table-cell>
          <table:table-cell table:number-columns-repeated="2" office:value-type="float" office:value="200000">
            <text:p>20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Valkyrie Twins</text:p>
          </table:table-cell>
          <table:table-cell office:value-type="float" office:value="-375000">
            <text:p>-375000</text:p>
          </table:table-cell>
          <table:table-cell office:value-type="float" office:value="-350000">
            <text:p>-350000</text:p>
          </table:table-cell>
          <table:table-cell office:value-type="float" office:value="-50000">
            <text:p>-50000</text:p>
          </table:table-cell>
          <table:table-cell office:value-type="float" office:value="375000">
            <text:p>375000</text:p>
          </table:table-cell>
          <table:table-cell office:value-type="float" office:value="350000">
            <text:p>35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Varens Girdle</text:p>
          </table:table-cell>
          <table:table-cell office:value-type="float" office:value="-350000">
            <text:p>-350000</text:p>
          </table:table-cell>
          <table:table-cell office:value-type="float" office:value="-250000">
            <text:p>-250000</text:p>
          </table:table-cell>
          <table:table-cell office:value-type="float" office:value="-50000">
            <text:p>-50000</text:p>
          </table:table-cell>
          <table:table-cell office:value-type="float" office:value="350000">
            <text:p>350000</text:p>
          </table:table-cell>
          <table:table-cell office:value-type="float" office:value="250000">
            <text:p>25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Venus</text:p>
          </table:table-cell>
          <table:table-cell table:number-columns-repeated="2" office:value-type="float" office:value="-150000">
            <text:p>-150000</text:p>
          </table:table-cell>
          <table:table-cell office:value-type="float" office:value="-50000">
            <text:p>-50000</text:p>
          </table:table-cell>
          <table:table-cell table:number-columns-repeated="2" office:value-type="float" office:value="150000">
            <text:p>15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Vishao\'s Cove</text:p>
          </table:table-cell>
          <table:table-cell office:value-type="float" office:value="-95000">
            <text:p>-95000</text:p>
          </table:table-cell>
          <table:table-cell office:value-type="float" office:value="-90000">
            <text:p>-90000</text:p>
          </table:table-cell>
          <table:table-cell office:value-type="float" office:value="-50000">
            <text:p>-50000</text:p>
          </table:table-cell>
          <table:table-cell office:value-type="float" office:value="190000">
            <text:p>190000</text:p>
          </table:table-cell>
          <table:table-cell office:value-type="float" office:value="160000">
            <text:p>16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Volundar Gap</text:p>
          </table:table-cell>
          <table:table-cell table:number-columns-repeated="2" office:value-type="float" office:value="-100000">
            <text:p>-100000</text:p>
          </table:table-cell>
          <table:table-cell office:value-type="float" office:value="-50000">
            <text:p>-50000</text:p>
          </table:table-cell>
          <table:table-cell table:number-columns-repeated="2" office:value-type="float" office:value="100000">
            <text:p>10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Witberg</text:p>
          </table:table-cell>
          <table:table-cell office:value-type="float" office:value="-250000">
            <text:p>-250000</text:p>
          </table:table-cell>
          <table:table-cell office:value-type="float" office:value="-185000">
            <text:p>-185000</text:p>
          </table:table-cell>
          <table:table-cell office:value-type="float" office:value="-50000">
            <text:p>-50000</text:p>
          </table:table-cell>
          <table:table-cell office:value-type="float" office:value="250000">
            <text:p>250000</text:p>
          </table:table-cell>
          <table:table-cell office:value-type="float" office:value="185000">
            <text:p>185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Xipe Totec</text:p>
          </table:table-cell>
          <table:table-cell office:value-type="float" office:value="-199850">
            <text:p>-199850</text:p>
          </table:table-cell>
          <table:table-cell office:value-type="float" office:value="-99830">
            <text:p>-99830</text:p>
          </table:table-cell>
          <table:table-cell office:value-type="float" office:value="-50000">
            <text:p>-50000</text:p>
          </table:table-cell>
          <table:table-cell office:value-type="float" office:value="351000">
            <text:p>351000</text:p>
          </table:table-cell>
          <table:table-cell office:value-type="float" office:value="170000">
            <text:p>170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Yasuragi Area </text:p>
          </table:table-cell>
          <table:table-cell office:value-type="float" office:value="-34500">
            <text:p>-34500</text:p>
          </table:table-cell>
          <table:table-cell office:value-type="float" office:value="-37500">
            <text:p>-37500</text:p>
          </table:table-cell>
          <table:table-cell office:value-type="float" office:value="-100000">
            <text:p>-100000</text:p>
          </table:table-cell>
          <table:table-cell office:value-type="float" office:value="34500">
            <text:p>34500</text:p>
          </table:table-cell>
          <table:table-cell office:value-type="float" office:value="37500">
            <text:p>37500</text:p>
          </table:table-cell>
          <table:table-cell office:value-type="float" office:value="100000">
            <text:p>100000</text:p>
          </table:table-cell>
          <table:table-cell table:number-columns-repeated="1017"/>
        </table:table-row>
        <table:table-row table:style-name="ro1">
          <table:table-cell office:value-type="string">
            <text:p>Yemaha</text:p>
          </table:table-cell>
          <table:table-cell office:value-type="float" office:value="-45000">
            <text:p>-45000</text:p>
          </table:table-cell>
          <table:table-cell table:number-columns-repeated="2" office:value-type="float" office:value="-75000">
            <text:p>-75000</text:p>
          </table:table-cell>
          <table:table-cell table:number-columns-repeated="2" office:value-type="float" office:value="15000">
            <text:p>15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Yokan</text:p>
          </table:table-cell>
          <table:table-cell office:value-type="float" office:value="-300400">
            <text:p>-300400</text:p>
          </table:table-cell>
          <table:table-cell office:value-type="float" office:value="-226540">
            <text:p>-226540</text:p>
          </table:table-cell>
          <table:table-cell office:value-type="float" office:value="-50000">
            <text:p>-50000</text:p>
          </table:table-cell>
          <table:table-cell office:value-type="float" office:value="424000">
            <text:p>424000</text:p>
          </table:table-cell>
          <table:table-cell office:value-type="float" office:value="479000">
            <text:p>479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Zuri Maji</text:p>
          </table:table-cell>
          <table:table-cell office:value-type="float" office:value="-50000">
            <text:p>-50000</text:p>
          </table:table-cell>
          <table:table-cell office:value-type="float" office:value="-20000">
            <text:p>-20000</text:p>
          </table:table-cell>
          <table:table-cell office:value-type="float" office:value="-50000">
            <text:p>-50000</text:p>
          </table:table-cell>
          <table:table-cell office:value-type="float" office:value="15000">
            <text:p>15000</text:p>
          </table:table-cell>
          <table:table-cell office:value-type="float" office:value="11000">
            <text:p>11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  <table:table-row table:style-name="ro1">
          <table:table-cell office:value-type="string">
            <text:p>Zweihander</text:p>
          </table:table-cell>
          <table:table-cell office:value-type="float" office:value="-250000">
            <text:p>-250000</text:p>
          </table:table-cell>
          <table:table-cell office:value-type="float" office:value="-125000">
            <text:p>-125000</text:p>
          </table:table-cell>
          <table:table-cell office:value-type="float" office:value="-50000">
            <text:p>-50000</text:p>
          </table:table-cell>
          <table:table-cell office:value-type="float" office:value="500000">
            <text:p>500000</text:p>
          </table:table-cell>
          <table:table-cell office:value-type="float" office:value="375000">
            <text:p>375000</text:p>
          </table:table-cell>
          <table:table-cell office:value-type="float" office:value="50000">
            <text:p>50000</text:p>
          </table:table-cell>
          <table:table-cell table:number-columns-repeated="101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2">02/12/2010</text:date>, <text:time>05:3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ichael Horvath</meta:initial-creator>
    <meta:creation-date>2010-02-12T05:32:45.45</meta:creation-date>
    <dc:date>2010-02-12T05:34:09.87</dc:date>
    <dc:creator>Michael Horvath</dc:creator>
    <meta:editing-duration>PT00H01M33S</meta:editing-duration>
    <meta:editing-cycles>2</meta:editing-cycles>
    <meta:generator>OpenOffice.org/3.1$Win32 OpenOffice.org_project/310m19$Build-9420</meta:generator>
    <meta:document-statistic meta:table-count="2" meta:cell-count="896" meta:object-count="0"/>
  </office:meta>
</office:document-meta>
</file>